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0.001cm" style:rel-column-width="34495*"/>
    </style:style>
    <style:style style:name="Table37.B" style:family="table-column">
      <style:table-column-properties style:column-width="8.999cm" style:rel-column-width="31040*"/>
    </style:style>
    <style:style style:name="Table37.A1" style:family="table-cell">
      <style:table-cell-properties style:writing-mode="page"/>
    </style:style>
    <style:style style:name="Table29" style:family="table">
      <style:table-properties style:width="5.001cm" fo:break-before="auto" fo:break-after="auto" table:align="right" fo:keep-with-next="auto" style:may-break-between-rows="true" table:border-model="collapsing"/>
    </style:style>
    <style:style style:name="Table29.A" style:family="table-column">
      <style:table-column-properties style:column-width="2.499cm"/>
    </style:style>
    <style:style style:name="Table29.B" style:family="table-column">
      <style:table-column-properties style:column-width="2.501cm"/>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1cm" style:rel-column-width="46188*"/>
    </style:style>
    <style:style style:name="Table22.B" style:family="table-column">
      <style:table-column-properties style:column-width="5.609cm" style:rel-column-width="19347*"/>
    </style:style>
    <style:style style:name="Table22.A1" style:family="table-cell">
      <style:table-cell-properties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le32" style:family="table">
      <style:table-properties style:width="19.001cm" table:align="margins" style:may-break-between-rows="false"/>
    </style:style>
    <style:style style:name="Table32.A" style:family="table-column">
      <style:table-column-properties style:column-width="10.001cm" style:rel-column-width="34495*"/>
    </style:style>
    <style:style style:name="Table32.B" style:family="table-column">
      <style:table-column-properties style:column-width="8.999cm" style:rel-column-width="31040*"/>
    </style:style>
    <style:style style:name="Table32.A1" style:family="table-cell">
      <style:table-cell-properties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officeooo:rsid="001312b8" officeooo:paragraph-rsid="001312b8"/>
    </style:style>
    <style:style style:name="P21" style:family="paragraph" style:parent-style-name="Standard">
      <style:text-properties fo:language="en" fo:country="US"/>
    </style:style>
    <style:style style:name="P22" style:family="paragraph" style:parent-style-name="Standard">
      <style:paragraph-properties fo:text-align="center" style:justify-single-word="false"/>
      <style:text-properties fo:language="en" fo:country="US"/>
    </style:style>
    <style:style style:name="P23"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4" style:family="paragraph" style:parent-style-name="Standard">
      <style:text-properties officeooo:rsid="001312b8" officeooo:paragraph-rsid="001312b8"/>
    </style:style>
    <style:style style:name="P25" style:family="paragraph" style:parent-style-name="Text_20_body">
      <style:text-properties fo:language="en" fo:country="US"/>
    </style:style>
    <style:style style:name="P26"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7" style:family="paragraph" style:parent-style-name="Text_20_body">
      <style:text-properties fo:language="en" fo:country="US" officeooo:paragraph-rsid="000dc6a3"/>
    </style:style>
    <style:style style:name="P28" style:family="paragraph" style:parent-style-name="Text_20_body">
      <style:text-properties officeooo:paragraph-rsid="000dc6a3"/>
    </style:style>
    <style:style style:name="P29" style:family="paragraph" style:parent-style-name="Picture">
      <style:text-properties fo:language="en" fo:country="US"/>
    </style:style>
    <style:style style:name="P30" style:family="paragraph" style:parent-style-name="Picture">
      <style:paragraph-properties fo:text-align="center" style:justify-single-word="false"/>
    </style:style>
    <style:style style:name="P31" style:family="paragraph" style:parent-style-name="Standard">
      <style:paragraph-properties fo:break-before="page"/>
      <style:text-properties fo:language="en" fo:country="US"/>
    </style:style>
    <style:style style:name="P3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312b8"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Standard">
      <style:paragraph-properties fo:break-before="auto" fo:break-after="auto"/>
      <style:text-properties officeooo:rsid="001312b8" officeooo:paragraph-rsid="001312b8"/>
    </style:style>
    <style:style style:name="P35" style:family="paragraph" style:parent-style-name="Heading_20_3">
      <style:paragraph-properties fo:break-before="page"/>
    </style:style>
    <style:style style:name="P36" style:family="paragraph" style:parent-style-name="Heading_20_3">
      <style:paragraph-properties fo:break-before="page"/>
      <style:text-properties fo:language="en" fo:country="US"/>
    </style:style>
    <style:style style:name="P37" style:family="paragraph" style:parent-style-name="Heading_20_3">
      <style:paragraph-properties fo:break-before="page"/>
      <style:text-properties fo:language="en" fo:country="US" officeooo:paragraph-rsid="000dc6a3"/>
    </style:style>
    <style:style style:name="P38" style:family="paragraph" style:parent-style-name="Heading_20_2">
      <style:paragraph-properties fo:break-before="page"/>
      <style:text-properties fo:language="en" fo:country="US"/>
    </style:style>
    <style:style style:name="P39"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0" style:family="paragraph" style:parent-style-name="Heading_20_4">
      <style:text-properties officeooo:paragraph-rsid="000dc6a3"/>
    </style:style>
    <style:style style:name="P41" style:family="paragraph" style:parent-style-name="Heading_20_4">
      <style:text-properties fo:language="en" fo:country="US"/>
    </style:style>
    <style:style style:name="P42" style:family="paragraph" style:parent-style-name="Heading_20_4">
      <style:paragraph-properties fo:break-before="page"/>
    </style:style>
    <style:style style:name="P43" style:family="paragraph" style:parent-style-name="Heading_20_4">
      <style:paragraph-properties fo:break-before="page"/>
      <style:text-properties fo:language="en" fo:country="US"/>
    </style:style>
    <style:style style:name="P44" style:family="paragraph" style:parent-style-name="Standard" style:list-style-name="L1">
      <style:text-properties fo:language="en" fo:country="US"/>
    </style:style>
    <style:style style:name="P45" style:family="paragraph" style:parent-style-name="Standard" style:list-style-name="L6">
      <style:text-properties fo:language="en" fo:country="US"/>
    </style:style>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7"/>
    <style:style style:name="P51" style:family="paragraph" style:parent-style-name="Standard" style:list-style-name="L8"/>
    <style:style style:name="P52"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70" text:outline-level="1">Maps of level 6 - Cal</text:h>
      <text:p text:style-name="P25">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2" draw:name="Image1" text:anchor-type="as-char" svg:width="13.391cm" style:rel-width="100%" svg:height="14.769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32">ID</text:p>
                </table:table-cell>
                <table:table-cell table:style-name="Table49.B1" office:value-type="string">
                  <text:p text:style-name="P32">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19">■</text:p>
                </table:table-cell>
                <table:table-cell table:style-name="Table49.B2" office:value-type="string">
                  <text:p text:style-name="P3">Market</text:p>
                </table:table-cell>
              </table:table-row>
              <table:table-row>
                <table:table-cell table:style-name="Table49.A3" office:value-type="string">
                  <text:p text:style-name="P18">■</text:p>
                </table:table-cell>
                <table:table-cell table:style-name="Table49.B3" office:value-type="string">
                  <text:p text:style-name="P3">Quest</text:p>
                </table:table-cell>
              </table:table-row>
              <table:table-row>
                <table:table-cell table:style-name="Table49.A2" office:value-type="string">
                  <text:p text:style-name="P17">■</text:p>
                </table:table-cell>
                <table:table-cell table:style-name="Table49.B2" office:value-type="string">
                  <text:p text:style-name="P3">Pavement</text:p>
                </table:table-cell>
              </table:table-row>
              <table:table-row>
                <table:table-cell table:style-name="Table49.A3" office:value-type="string">
                  <text:p text:style-name="P16">■</text:p>
                </table:table-cell>
                <table:table-cell table:style-name="Table49.B3" office:value-type="string">
                  <text:p text:style-name="P3">Building</text:p>
                </table:table-cell>
              </table:table-row>
              <table:table-row>
                <table:table-cell table:style-name="Table49.A2" office:value-type="string">
                  <text:p text:style-name="P15">■</text:p>
                </table:table-cell>
                <table:table-cell table:style-name="Table49.B2" office:value-type="string">
                  <text:p text:style-name="P3">Street</text:p>
                </table:table-cell>
              </table:table-row>
              <table:table-row>
                <table:table-cell table:style-name="Table49.A3" office:value-type="string">
                  <text:p text:style-name="P14">■</text:p>
                </table:table-cell>
                <table:table-cell table:style-name="Table49.B3" office:value-type="string">
                  <text:p text:style-name="P3">Wall</text:p>
                </table:table-cell>
              </table:table-row>
              <table:table-row>
                <table:table-cell table:style-name="Table49.A2" office:value-type="string">
                  <text:p text:style-name="P13">■</text:p>
                </table:table-cell>
                <table:table-cell table:style-name="Table49.B2" office:value-type="string">
                  <text:p text:style-name="P3">Water</text:p>
                </table:table-cell>
              </table:table-row>
              <table:table-row>
                <table:table-cell table:style-name="Table49.A3" office:value-type="string">
                  <text:p text:style-name="P12">■</text:p>
                </table:table-cell>
                <table:table-cell table:style-name="Table49.B3" office:value-type="string">
                  <text:p text:style-name="P3">Not explorable</text:p>
                </table:table-cell>
              </table:table-row>
              <table:table-row>
                <table:table-cell table:style-name="Table49.A2" office:value-type="string">
                  <text:p text:style-name="P11">■</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1">The city is lit by various torches placed along the streets spreading radial light that excludes the possibility of having dark corners.</text:p>
      <text:p text:style-name="P21">The light used in the torches is RGBA(255, 238, 153, 0.6) <text:span text:style-name="T6">⬛</text:span>.</text:p>
      <text:p text:style-name="P21">While the places of the missions have different colors to focus the player’s attention:</text:p>
      <text:list xml:id="list3006313809" text:style-name="L1">
        <text:list-item>
          <text:p text:style-name="P44">Guild: RGBA(100, 140, 255, 0.6) <text:span text:style-name="T2">⬛</text:span></text:p>
        </text:list-item>
        <text:list-item>
          <text:p text:style-name="P44">Barrack RGBA(255, 215, 150, 0.6) <text:span text:style-name="T3">⬛</text:span></text:p>
        </text:list-item>
        <text:list-item>
          <text:p text:style-name="P44">Port RGBA(255, 180, 150, 0.6) <text:span text:style-name="T4">⬛</text:span></text:p>
        </text:list-item>
        <text:list-item>
          <text:p text:style-name="P44">Fountain RGBA(200, 255, 150, 0.6) <text:span text:style-name="T5">⬛</text:span></text:p>
        </text:list-item>
      </text:list>
      <text:h text:style-name="P39" text:outline-level="2">Event diagram</text:h>
      <text:p text:style-name="P26">The event diagram is relative to the contents of the level, divided per area, it represents the emotional impact of the different phases of the game in relation to the duration.</text:p>
      <text:p text:style-name="P23"><draw:frame draw:style-name="fr1" draw:name="Frame21" text:anchor-type="as-char" svg:width="19.001cm" draw:z-index="27"><draw:text-box fo:min-height="10.054cm"><text:p text:style-name="Picture"><draw:frame draw:style-name="fr12" draw:name="Image45" text:anchor-type="as-char" svg:width="19.001cm" style:rel-width="100%" svg:height="10.054cm" style:rel-height="scale" draw:z-index="28"><draw:image xlink:href="../Event%20Diagram.png" xlink:type="simple" xlink:show="embed" xlink:actuate="onLoad" loext:mime-type="image/png"/></draw:frame><text:span text:style-name="T1"><text:line-break/></text:span>Picture <text:sequence text:ref-name="refPicture1" text:name="Picture" text:formula="ooow:Picture+1" style:num-format="1">2</text:sequence>: Event diagram</text:p></draw:text-box></draw:frame></text:p>
      <text:h text:style-name="P38" text:outline-level="2">Explorable shops with findable objects</text:h>
      <text:p text:style-name="P25">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2393846183" text:style-name="L2">
        <text:list-item>
          <text:p text:style-name="P46">1 of exotic and special clothes:</text:p>
          <text:list>
            <text:list-item>
              <text:p text:style-name="P46">Drop MC (Markl) in the NO sector.</text:p>
            </text:list-item>
          </text:list>
        </text:list-item>
        <text:list-item>
          <text:p text:style-name="P46">3 are small bookshops:</text:p>
          <text:list>
            <text:list-item>
              <text:p text:style-name="P46">Books on ancient civilization (one shop per sector).</text:p>
            </text:list-item>
          </text:list>
        </text:list-item>
        <text:list-item>
          <text:p text:style-name="P46">2 are tool shops:</text:p>
          <text:list>
            <text:list-item>
              <text:p text:style-name="P46">Ancient civilization tools (in SO and SE).</text:p>
            </text:list-item>
          </text:list>
        </text:list-item>
        <text:list-item>
          <text:p text:style-name="P46">3 are pottery shops:</text:p>
          <text:list>
            <text:list-item>
              <text:p text:style-name="P46">Pot, vase and ancient civilization bowl (one shop per sector).</text:p>
            </text:list-item>
          </text:list>
        </text:list-item>
        <text:list-item>
          <text:p text:style-name="P46">1 is an arms shop:</text:p>
          <text:list>
            <text:list-item>
              <text:p text:style-name="P46">Old ancient civilization weapon (sector NO).</text:p>
            </text:list-item>
          </text:list>
        </text:list-item>
        <text:list-item>
          <text:p text:style-name="P46">2 are collectibles shops:</text:p>
          <text:list>
            <text:list-item>
              <text:p text:style-name="P46">Ancient currency (SE sector).</text:p>
            </text:list-item>
            <text:list-item>
              <text:p text:style-name="P46">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3" draw:name="Image34" text:anchor-type="as-char" svg:width="9.102cm" style:rel-width="100%" svg:height="5.129cm" style:rel-height="scale" draw:z-index="29"><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3" draw:name="Image35" text:anchor-type="as-char" svg:width="9.102cm" style:rel-width="100%" svg:height="5.061cm" style:rel-height="scale" draw:z-index="30"><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3" draw:name="Image36" text:anchor-type="as-char" svg:width="9.102cm" style:rel-width="100%" svg:height="5.42cm" style:rel-height="scale" draw:z-index="31"><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3" draw:name="Image37" text:anchor-type="as-char" svg:width="9.102cm" style:rel-width="100%" svg:height="5.59cm" style:rel-height="scale" draw:z-index="39"><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39" text:outline-level="2">Outside the walls</text:h>
      <text:p text:style-name="P26">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40"><draw:text-box fo:min-height="13.162cm"><text:p text:style-name="Picture"><draw:frame draw:style-name="fr12" draw:name="Image18" text:anchor-type="as-char" svg:width="13.391cm" style:rel-width="100%" svg:height="13.162cm" style:rel-height="scale" draw:z-index="42"><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2">ID</text:p>
                </table:table-cell>
                <table:table-cell table:style-name="Table51.B1" office:value-type="string">
                  <text:p text:style-name="P32">Description</text:p>
                </table:table-cell>
              </table:table-row>
              <table:table-row>
                <table:table-cell table:style-name="Table51.A2" office:value-type="string">
                  <text:p text:style-name="P3"><draw:frame draw:style-name="fr14" draw:name="Image21" text:anchor-type="as-char" svg:width="0.499cm" svg:height="0.499cm" draw:z-index="47"><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36" text:outline-level="3">The secret entrance 1</text:h>
      <text:p text:style-name="P25"><draw:frame draw:style-name="fr2" draw:name="Frame26" text:anchor-type="paragraph" svg:y="0cm" svg:width="8.999cm" draw:z-index="4"><draw:text-box fo:min-height="7.241cm"><text:p text:style-name="Picture"><draw:frame draw:style-name="fr12" draw:name="Image2" text:anchor-type="as-char" svg:width="8.999cm" style:rel-width="100%" svg:height="7.241cm" style:rel-height="scale" draw:z-index="25"><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8"><draw:frame draw:style-name="fr1" draw:name="Frame2" text:anchor-type="as-char" svg:width="10.62cm" draw:z-index="26"><draw:text-box fo:min-height="15.45cm"><text:p text:style-name="Picture"><draw:frame draw:style-name="fr12" draw:name="Image13" text:anchor-type="as-char" svg:width="10.62cm" style:rel-width="100%" svg:height="15.45cm" style:rel-height="scale" draw:z-index="36"><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32">ID</text:p>
                      </table:table-cell>
                      <table:table-cell table:style-name="Table52.B1" office:value-type="string">
                        <text:p text:style-name="P32">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4" draw:name="Image22" text:anchor-type="as-char" svg:width="0.499cm" svg:height="0.499cm" draw:z-index="37"><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8"/>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20"><draw:text-box fo:min-height="9.01cm"><text:p text:style-name="Picture"><draw:frame draw:style-name="fr15" draw:name="Image48" text:anchor-type="as-char" svg:width="9.999cm" style:rel-width="100%" svg:height="9.01cm" style:rel-height="scale" draw:z-index="22"><draw:image xlink:href="../../Resources/Puzzles/puzzles-A_1.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32">Puzzle prop.</text:p>
                  </table:table-cell>
                  <table:table-cell table:style-name="Table36.B1" office:value-type="string">
                    <text:p text:style-name="P32">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32"><draw:text-box fo:min-height="8.042cm"><text:p text:style-name="Picture"><draw:frame draw:style-name="fr15" draw:name="Image76" text:anchor-type="as-char" svg:width="8.999cm" style:rel-width="100%" svg:height="8.042cm" style:rel-height="scale" draw:z-index="33"><draw:image xlink:href="../../Resources/Puzzles/puzzles-A_2.jpg" xlink:type="simple" xlink:show="embed" xlink:actuate="onLoad" loext:mime-type="image/jpeg"/></draw:frame><text:span text:style-name="T1"><text:line-break/></text:span>Picture <text:sequence text:ref-name="refPicture6" text:name="Picture" text:formula="ooow:Picture+1" style:num-format="1">7</text:sequence>: Solution</text:p></draw:text-box></draw:frame></text:p>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8"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34"><draw:text-box fo:min-height="13.16cm"><text:p text:style-name="Picture"><draw:frame draw:style-name="fr12" draw:name="Image19" text:anchor-type="as-char" svg:width="13.391cm" style:rel-width="100%" svg:height="13.16cm" style:rel-height="scale" draw:z-index="35"><draw:image xlink:href="../../Resources/Levels/Radme/Cal/Blueprints/Boroughs/Boroughs/Boroughs.png" xlink:type="simple" xlink:show="embed" xlink:actuate="onLoad" loext:mime-type="image/png"/></draw:frame><text:span text:style-name="T1"><text:line-break/></text:span>Picture <text:sequence text:ref-name="refPicture7" text:name="Picture" text:formula="ooow:Picture+1" style:num-format="1">8</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32">ID</text:p>
                </table:table-cell>
                <table:table-cell table:style-name="Table54.B1" office:value-type="string">
                  <text:p text:style-name="P32">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0">■</text:p>
                </table:table-cell>
                <table:table-cell table:style-name="Table54.B2" office:value-type="string">
                  <text:p text:style-name="P3">Main path for mission</text:p>
                </table:table-cell>
              </table:table-row>
              <table:table-row>
                <table:table-cell table:style-name="Table54.A3" office:value-type="string">
                  <text:p text:style-name="P9">■</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37" text:outline-level="3">The tavern</text:h>
                  <text:p text:style-name="P2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40" text:outline-level="4">Lights</text:h>
                  <text:p text:style-name="P28">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16" draw:name="Image8" text:anchor-type="as-char" svg:width="13.391cm" svg:height="6.502cm" draw:z-index="38"><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32">ID</text:p>
                      </table:table-cell>
                      <table:table-cell table:style-name="Table61.B1" office:value-type="string">
                        <text:p text:style-name="P32">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32">Room</text:p>
                </table:table-cell>
                <table:table-cell table:style-name="Table55.A1" office:value-type="string">
                  <text:p text:style-name="P32">Enemies</text:p>
                </table:table-cell>
                <table:table-cell table:style-name="Table55.C1" office:value-type="string">
                  <text:p text:style-name="P32">Damage to T.</text:p>
                </table:table-cell>
                <table:table-cell table:style-name="Table55.A1" office:value-type="string">
                  <text:p text:style-name="P32">Damage of T.</text:p>
                </table:table-cell>
                <table:table-cell table:style-name="Table55.C1" office:value-type="string">
                  <text:p text:style-name="P32">DPT (T., E.) / HP E.</text:p>
                </table:table-cell>
                <table:table-cell table:style-name="Table55.A1" office:value-type="string">
                  <text:p text:style-name="P32">DPT (E., T.) / HP T.</text:p>
                </table:table-cell>
                <table:table-cell table:style-name="Table55.C1" office:value-type="string">
                  <text:p text:style-name="P32">Difficulty</text:p>
                </table:table-cell>
                <table:table-cell table:style-name="Table55.C1" office:value-type="string">
                  <text:p text:style-name="P6">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1"/>
      <text:h text:style-name="P35" text:outline-level="3">Escape on the roofs</text:h>
      <text:p text:style-name="P25">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48"><draw:text-box fo:min-height="13.03cm"><text:p text:style-name="Picture"><draw:frame draw:style-name="fr12" draw:name="Image5" text:anchor-type="as-char" svg:width="13.391cm" style:rel-width="100%" svg:height="13.03cm" style:rel-height="scale" draw:z-index="49"><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32">ID</text:p>
                </table:table-cell>
                <table:table-cell table:style-name="Table21.B1" office:value-type="string">
                  <text:p text:style-name="P32">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0">■</text:p>
                </table:table-cell>
                <table:table-cell table:style-name="Table21.B2" office:value-type="string">
                  <text:p text:style-name="P3">Main path for mission</text:p>
                </table:table-cell>
              </table:table-row>
              <table:table-row table:style-name="Table21.3">
                <table:table-cell table:style-name="Table21.A3" office:value-type="string">
                  <text:p text:style-name="P9">■</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4" draw:name="Image20" text:anchor-type="as-char" svg:width="0.499cm" svg:height="0.499cm" draw:z-index="50"><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36"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5">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51"><draw:text-box fo:min-height="18.733cm"><text:p text:style-name="Picture"><draw:frame draw:style-name="fr12" draw:name="Image7" text:anchor-type="as-char" svg:width="13.391cm" style:rel-width="100%" svg:height="18.733cm" style:rel-height="scale" draw:z-index="52"><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32">ID</text:p>
                </table:table-cell>
                <table:table-cell table:style-name="Table27.B1" office:value-type="string">
                  <text:p text:style-name="P32">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17" draw:name="Image23" text:anchor-type="as-char" svg:width="0.499cm" svg:height="0.499cm" draw:z-index="53"><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4" draw:name="Image24" text:anchor-type="as-char" svg:width="0.499cm" svg:height="0.499cm" draw:z-index="54"><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
          </table:table-cell>
        </table:table-row>
      </table:table>
      <text:p text:style-name="P21"><text:soft-page-break/><draw:frame draw:style-name="fr1" draw:name="Frame14" text:anchor-type="as-char" svg:width="19.001cm" draw:z-index="1"><draw:text-box fo:min-height="17.42cm"><text:p text:style-name="Picture"><draw:frame draw:style-name="fr12"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21"/>
      <text:p text:style-name="P31"><draw:frame draw:style-name="fr1" draw:name="Frame4" text:anchor-type="as-char" svg:width="19.001cm" draw:z-index="5"><draw:text-box fo:min-height="19.457cm"><text:p text:style-name="P29"><draw:frame draw:style-name="fr12" draw:name="Image3" text:anchor-type="as-char" svg:width="19.001cm" style:rel-width="100%" svg:height="19.457cm" style:rel-height="scale" draw:z-index="58"><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42"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8"><draw:frame draw:style-name="fr1" draw:name="Frame37" text:anchor-type="as-char" svg:width="9.52cm" draw:z-index="59"><draw:text-box fo:min-height="20.001cm"><text:p text:style-name="Picture"><draw:frame draw:style-name="fr12" draw:name="Image56" text:anchor-type="as-char" svg:width="9.52cm" style:rel-width="100%" svg:height="20.001cm" style:rel-height="scale" draw:z-index="60"><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ext:p text:style-name="P34">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p text:style-name="P24"/>
            <table:table table:name="Table29" table:style-name="Table29" table:template-name="Team7GrayTable">
              <table:table-column table:style-name="Table29.A"/>
              <table:table-column table:style-name="Table29.B"/>
              <table:table-row>
                <table:table-cell table:style-name="Table29.A1" office:value-type="string">
                  <text:p text:style-name="P33">Puzzle prop.</text:p>
                </table:table-cell>
                <table:table-cell table:style-name="Table29.B1" office:value-type="string">
                  <text:p text:style-name="P32">Value</text:p>
                </table:table-cell>
              </table:table-row>
              <table:table-row table:style-name="Table29.2">
                <table:table-cell table:style-name="Table29.A2" office:value-type="string">
                  <text:p text:style-name="P3">AVG duration</text:p>
                </table:table-cell>
                <table:table-cell table:style-name="Table29.B2" office:value-type="string">
                  <text:p text:style-name="P3">8 min</text:p>
                </table:table-cell>
              </table:table-row>
              <table:table-row>
                <table:table-cell table:style-name="Table29.A3" office:value-type="string">
                  <text:p text:style-name="P3">Difficulty</text:p>
                </table:table-cell>
                <table:table-cell table:style-name="Table29.B3" office:value-type="string">
                  <text:p text:style-name="P3">6/10</text:p>
                </table:table-cell>
              </table:table-row>
            </table:table>
            <text:p text:style-name="P20"/>
          </table:table-cell>
        </table:table-row>
      </table:table>
      <text:p text:style-name="Standard"/>
      <text:h text:style-name="P35"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 draw:name="Frame13" text:anchor-type="as-char" svg:width="13.391cm" draw:z-index="61"><draw:text-box fo:min-height="8.364cm"><text:p text:style-name="Picture"><draw:frame draw:style-name="fr12" draw:name="Image26" text:anchor-type="as-char" svg:width="13.391cm" style:rel-width="100%" svg:height="8.364cm" style:rel-height="scale" draw:z-index="62"><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32">ID</text:p>
                </table:table-cell>
                <table:table-cell table:style-name="Table23.B1" office:value-type="string">
                  <text:p text:style-name="P32">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4" draw:name="Image49" text:anchor-type="as-char" svg:width="0.49cm" svg:height="0.6cm" draw:z-index="64"><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4" draw:name="Image51" text:anchor-type="as-char" svg:width="0.699cm" svg:height="0.699cm" draw:z-index="65"><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4" draw:name="Image54" text:anchor-type="as-char" svg:width="0.499cm" svg:height="0.589cm" draw:z-index="66"><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
      <text:h text:style-name="Heading_20_4"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4" draw:name="Frame8" text:anchor-type="as-char" svg:width="9.999cm" draw:z-index="67"><draw:text-box fo:min-height="10.01cm"><text:p text:style-name="Picture"><draw:frame draw:style-name="fr15" draw:name="Image55" text:anchor-type="as-char" svg:width="9.999cm" style:rel-width="100%" svg:height="10.01cm" style:rel-height="scale" draw:z-index="69"><draw:image xlink:href="../../Resources/Puzzles/puzzles-B_1.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32">Puzzle prop.</text:p>
                  </table:table-cell>
                  <table:table-cell table:style-name="Table35.B1" office:value-type="string">
                    <text:p text:style-name="P32">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draw:frame draw:style-name="fr1" draw:name="Frame12" text:anchor-type="as-char" svg:width="8.999cm" draw:z-index="73"><draw:text-box fo:min-height="8.74cm"><text:p text:style-name="Picture"><draw:frame draw:style-name="fr15" draw:name="Image75" text:anchor-type="as-char" svg:width="8.999cm" style:rel-width="100%" svg:height="8.74cm" style:rel-height="scale" draw:z-index="74"><draw:image xlink:href="../../Resources/Puzzles/puzzles-B_2.jpg" xlink:type="simple" xlink:show="embed" xlink:actuate="onLoad" loext:mime-type="image/jpeg"/></draw:frame><text:span text:style-name="T1"><text:line-break/></text:span>Picture <text:sequence text:ref-name="refPicture15" text:name="Picture" text:formula="ooow:Picture+1" style:num-format="1">16</text:sequence>: Solution</text:p></draw:text-box></draw:frame></text:p>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8" text:outline-level="2">Port area</text:h>
      <text:p text:style-name="P25">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75"><draw:text-box fo:min-height="12.779cm"><text:p text:style-name="Picture"><draw:frame draw:style-name="fr12" draw:name="Image33" text:anchor-type="as-char" svg:width="13.386cm" style:rel-width="100%" svg:height="12.779cm" style:rel-height="scale" draw:z-index="76"><draw:image xlink:href="../../Resources/Levels/Radme/Cal/Blueprints/Port/Port.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32">ID</text:p>
                </table:table-cell>
                <table:table-cell table:style-name="Table12.B1" office:value-type="string">
                  <text:p text:style-name="P32">Description</text:p>
                </table:table-cell>
              </table:table-row>
              <table:table-row>
                <table:table-cell table:style-name="Table12.A2" office:value-type="string">
                  <text:p text:style-name="P3"><draw:frame draw:style-name="fr14" draw:name="Image44" text:anchor-type="as-char" svg:width="0.499cm" svg:height="0.589cm" draw:z-index="77"><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4" draw:name="Image43" text:anchor-type="as-char" svg:width="0.499cm" svg:height="0.61cm" draw:z-index="78"><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4" draw:name="Image61" text:anchor-type="as-char" svg:width="0.499cm" svg:height="0.499cm" draw:z-index="79"><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4" draw:name="Image62" text:anchor-type="as-char" svg:width="0.499cm" svg:height="0.499cm" draw:z-index="80"><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0">■</text:p>
                </table:table-cell>
                <table:table-cell table:style-name="Table12.B3" office:value-type="string">
                  <text:p text:style-name="P3">Main path for mission</text:p>
                </table:table-cell>
              </table:table-row>
              <table:table-row table:style-name="Table12.7">
                <table:table-cell table:style-name="Table12.A2" office:value-type="string">
                  <text:p text:style-name="P9">■</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35" text:outline-level="3">The port</text:h>
      <text:p text:style-name="P25">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2"><draw:frame draw:style-name="fr1" draw:name="Frame3" text:anchor-type="as-char" svg:width="16.533cm" svg:height="20.001cm" draw:z-index="81"><draw:text-box><text:p text:style-name="P29"><draw:frame draw:style-name="fr18" draw:name="Image11" text:anchor-type="as-char" svg:width="16.36cm" svg:height="18cm" draw:z-index="83"><draw:image xlink:href="../../Resources/Levels/Radme/Cal/Blueprints/Port/Port%20-%20detailed.png" xlink:type="simple" xlink:show="embed" xlink:actuate="onLoad" loext:mime-type="image/png"/></draw:frame><text:span text:style-name="T1"><text:line-break/></text:span>Picture <text:sequence text:ref-name="refPicture17" text:name="Picture" text:formula="ooow:Picture+1" style:num-format="1">18</text:sequence>: Map of the port</text:p></draw:text-box></draw:frame></text:p>
      <text:h text:style-name="P38" text:outline-level="2">Market area</text:h>
      <text:p text:style-name="P25">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84"><draw:text-box fo:min-height="14.483cm"><text:p text:style-name="Picture"><draw:frame draw:style-name="fr12" draw:name="Image25" text:anchor-type="as-char" svg:width="13.386cm" style:rel-width="100%" svg:height="14.483cm" style:rel-height="scale" draw:z-index="85"><draw:image xlink:href="../../Resources/Levels/Radme/Cal/Blueprints/Market/Market/Market.png" xlink:type="simple" xlink:show="embed" xlink:actuate="onLoad" loext:mime-type="image/png"/></draw:frame><text:span text:style-name="T1"><text:line-break/></text:span>Picture <text:sequence text:ref-name="refPicture18" text:name="Picture" text:formula="ooow:Picture+1" style:num-format="1">19</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32">ID</text:p>
                </table:table-cell>
                <table:table-cell table:style-name="Table15.B1" office:value-type="string">
                  <text:p text:style-name="P32">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7" draw:name="Image32" text:anchor-type="as-char" svg:width="0.7cm" svg:height="0.55cm" draw:z-index="86"><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4" draw:name="Image38" text:anchor-type="as-char" svg:width="0.4cm" svg:height="0.49cm" draw:z-index="87"><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4" draw:name="Image63" text:anchor-type="as-char" svg:width="0.499cm" svg:height="0.499cm" draw:z-index="88"><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4" draw:name="Image64" text:anchor-type="as-char" svg:width="0.699cm" svg:height="0.699cm" draw:z-index="89"><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0">■</text:p>
                </table:table-cell>
                <table:table-cell table:style-name="Table15.B3" office:value-type="string">
                  <text:p text:style-name="P3">Main path for mission</text:p>
                </table:table-cell>
              </table:table-row>
              <table:table-row table:style-name="Table15.10">
                <table:table-cell table:style-name="Table15.A2" office:value-type="string">
                  <text:p text:style-name="P9">■</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6" text:outline-level="3">The barrack</text:h>
      <text:p text:style-name="P25"><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1" text:outline-level="4">Barrack’s dormitory</text:h>
      <table:table table:name="Table6" table:style-name="Table6">
        <table:table-column table:style-name="Table6.A"/>
        <table:table-column table:style-name="Table6.B"/>
        <table:table-row>
          <table:table-cell table:style-name="Table6.A1" office:value-type="string">
            <text:p text:style-name="P2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90"><draw:text-box fo:min-height="17.064cm"><text:p text:style-name="Picture"><draw:frame draw:style-name="fr12" draw:name="Image30" text:anchor-type="as-char" svg:width="9.5cm" style:rel-width="100%" svg:height="17.064cm" style:rel-height="scale" draw:z-index="91"><draw:image xlink:href="../../Resources/Levels/Radme/Cal/Blueprints/Market/Barrack/Barrack-Event%20Flowchart.png" xlink:type="simple" xlink:show="embed" xlink:actuate="onLoad" loext:mime-type="image/png"/></draw:frame><text:span text:style-name="T1"><text:line-break/></text:span>Picture <text:sequence text:ref-name="refPicture19" text:name="Picture" text:formula="ooow:Picture+1" style:num-format="1">20</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5" draw:name="Frame10" text:anchor-type="as-char" svg:width="19.001cm" draw:z-index="92"><draw:text-box fo:min-height="11.772cm"><text:p text:style-name="Picture"><draw:frame draw:style-name="fr12" draw:name="Image10" text:anchor-type="as-char" svg:width="19.001cm" style:rel-width="100%" svg:height="11.772cm" style:rel-height="scale" draw:z-index="93"><draw:image xlink:href="../../Resources/Levels/Radme/Cal/Blueprints/Market/Barrack/Barrack.png" xlink:type="simple" xlink:show="embed" xlink:actuate="onLoad" loext:mime-type="image/png"/></draw:frame><text:span text:style-name="T1"><text:line-break/></text:span>Picture <text:sequence text:ref-name="refPicture20" text:name="Picture" text:formula="ooow:Picture+1" style:num-format="1">21</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32">ID</text:p>
                  </table:table-cell>
                  <table:table-cell table:style-name="Table17.B1" office:value-type="string">
                    <text:p text:style-name="P32">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5">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554623148" text:style-name="L3">
        <text:list-item>
          <text:p text:style-name="P47">Movement speed of the soldiers: 5 km/h</text:p>
        </text:list-item>
        <text:list-item>
          <text:p text:style-name="P47">Soldier E5: time to reach the other point of his journey: 13 m→9.8 s</text:p>
        </text:list-item>
        <text:list-item>
          <text:p text:style-name="P47">Soldier E4: time to reach the other point of his journey: 9 m→6.8 s</text:p>
        </text:list-item>
        <text:list-item>
          <text:p text:style-name="P47"><text:soft-page-break/>Soldier E1: time to reach the other point of his journey: 13.5 m→10.17 s</text:p>
        </text:list-item>
        <text:list-item>
          <text:p text:style-name="P47">Soldier E6: time to reach the other point of his journey: 9 m→6.8 s</text:p>
        </text:list-item>
        <text:list-item>
          <text:p text:style-name="P47">Markl’s movement speed: 8 km/h</text:p>
        </text:list-item>
      </text:list>
      <text:p text:style-name="Standard">Soldiers have two positions during patrolling:</text:p>
      <text:list xml:id="list252228808" text:style-name="L4">
        <text:list-item>
          <text:p text:style-name="P48">The alpha position that is the initial position of each soldier in which they are found when entering the building.</text:p>
        </text:list-item>
        <text:list-item>
          <text:p text:style-name="P48">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705480330" text:style-name="L5">
        <text:list-item>
          <text:p text:style-name="P49">The E4 soldier when he has to go from alpha to beta (so in his path from top to bottom) starts to move 2 seconds before the others.</text:p>
        </text:list-item>
        <text:list-item>
          <text:p text:style-name="P49">The E6 soldier when he has to go from alpha to beta (so in his path from bottom to top) starts moving 2 seconds after E1 started from his alpha position.</text:p>
        </text:list-item>
        <text:list-item>
          <text:p text:style-name="P49">The E1 soldier when he has to go from beta to alpha (so in his path from left to right) starts to move 2.5 seconds before the others.</text:p>
        </text:list-item>
      </text:list>
      <text:h text:style-name="P43" text:outline-level="4">Barrack’s Armory</text:h>
      <table:table table:name="Table5" table:style-name="Table5">
        <table:table-column table:style-name="Table5.A"/>
        <table:table-column table:style-name="Table5.B"/>
        <table:table-row>
          <table:table-cell table:style-name="Table5.A1" office:value-type="string">
            <text:p text:style-name="P2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1"><draw:text-box fo:min-height="12.291cm"><text:p text:style-name="Picture"><draw:frame draw:style-name="fr12" draw:name="Image29" text:anchor-type="as-char" svg:width="8.999cm" style:rel-width="100%" svg:height="12.291cm" style:rel-height="scale" draw:z-index="43"><draw:image xlink:href="../../Resources/Levels/Radme/Cal/Blueprints/Market/Armory/Armory-Event%20Flowchart.png" xlink:type="simple" xlink:show="embed" xlink:actuate="onLoad" loext:mime-type="image/png"/></draw:frame><text:span text:style-name="T1"><text:line-break/></text:span>Picture <text:sequence text:ref-name="refPicture21" text:name="Picture" text:formula="ooow:Picture+1" style:num-format="1">22</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6" draw:name="Image12" text:anchor-type="as-char" svg:width="10.961cm" svg:height="7.519cm" draw:z-index="44"><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32">ID</text:p>
                      </table:table-cell>
                      <table:table-cell table:style-name="Table18.B1" office:value-type="string">
                        <text:p text:style-name="P32">Description</text:p>
                      </table:table-cell>
                    </table:table-row>
                    <table:table-row table:style-name="Table18.2">
                      <table:table-cell table:style-name="Table18.A2" office:value-type="string">
                        <text:p text:style-name="P3"><draw:frame draw:style-name="fr14" draw:name="Image66" text:anchor-type="as-char" svg:width="0.469cm" svg:height="0.6cm" draw:z-index="45"><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4" draw:name="Image70" text:anchor-type="as-char" svg:width="0.6cm" svg:height="0.6cm" draw:z-index="55"><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4" draw:name="Image69" text:anchor-type="as-char" svg:width="0.6cm" svg:height="0.6cm" draw:z-index="56"><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4" draw:name="Image68" text:anchor-type="as-char" svg:width="0.49cm" svg:height="0.6cm" draw:z-index="68"><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4" draw:name="Image67" text:anchor-type="as-char" svg:width="0.499cm" svg:height="0.499cm" draw:z-index="70"><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4" draw:name="Image65" text:anchor-type="as-char" svg:width="0.758cm" svg:height="0.758cm" draw:z-index="71"><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25"/>
          </table:table-cell>
          <table:covered-table-cell/>
        </table:table-row>
        <table:table-row>
          <table:table-cell table:style-name="Table5.A1" table:number-columns-spanned="2" office:value-type="string">
            <text:h text:style-name="Heading_20_4" text:outline-level="4">Fights</text:h>
          </table:table-cell>
          <table:covered-table-cell/>
        </table:table-row>
        <table:table-row>
          <table:table-cell table:style-name="Table5.A1" table:number-columns-spanned="2"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32">Room</text:p>
                </table:table-cell>
                <table:table-cell table:style-name="Table56.A1" office:value-type="string">
                  <text:p text:style-name="P32">Enemies</text:p>
                </table:table-cell>
                <table:table-cell table:style-name="Table56.C1" office:value-type="string">
                  <text:p text:style-name="P32">Damage to T.</text:p>
                </table:table-cell>
                <table:table-cell table:style-name="Table56.A1" office:value-type="string">
                  <text:p text:style-name="P32">Damage of T.</text:p>
                </table:table-cell>
                <table:table-cell table:style-name="Table56.C1" office:value-type="string">
                  <text:p text:style-name="P32">DPT (T., E.) / HP E.</text:p>
                </table:table-cell>
                <table:table-cell table:style-name="Table56.A1" office:value-type="string">
                  <text:p text:style-name="P32">DPT (E., T.) / HP T.</text:p>
                </table:table-cell>
                <table:table-cell table:style-name="Table56.C1" office:value-type="string">
                  <text:p text:style-name="P32">Difficulty</text:p>
                </table:table-cell>
                <table:table-cell table:style-name="Table56.C1" office:value-type="string">
                  <text:p text:style-name="P32">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covered-table-cell/>
        </table:table-row>
      </table:table>
      <text:p text:style-name="Text_20_body"/>
      <text:h text:style-name="P36" text:outline-level="3">The alchemist’s guild</text:h>
      <text:p text:style-name="P25">The alchemist’s guild is based in the city’s tower. Here the team will have to recover the book of the ancient language. There are two puzzles to solve:</text:p>
      <text:list xml:id="list698064607" text:style-name="L6">
        <text:list-item>
          <text:p text:style-name="P45">Recovering the right ampoules to prepare a magic potion; this will serve to open the glass door located on the ground floor that protects the book.</text:p>
        </text:list-item>
        <text:list-item>
          <text:p text:style-name="P45">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41"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4"><draw:text-box fo:min-height="12.584cm"><text:p text:style-name="Picture"><draw:frame draw:style-name="fr12" draw:name="Image16" text:anchor-type="as-char" svg:width="19.001cm" style:rel-width="100%" svg:height="12.584cm" style:rel-height="scale" draw:z-index="95"><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6"><draw:text-box fo:min-height="14.817cm"><text:p text:style-name="Picture"><draw:frame draw:style-name="fr12" draw:name="Image15" text:anchor-type="as-char" svg:width="19.001cm" style:rel-width="100%" svg:height="14.817cm" style:rel-height="scale" draw:z-index="97"><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2" draw:name="Image14" text:anchor-type="as-char" svg:width="19.001cm" style:rel-width="100%" svg:height="14.226cm" style:rel-height="scale" draw:z-index="99"><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25">The mini-games that the player must overcome to collect objects on the two floors are multiple and increase in difficulty in the highest floor of the tower. The typologies are: </text:p>
      <text:list xml:id="list360406947" text:style-name="L7">
        <text:list-item>
          <text:p text:style-name="P50">Break locks to open doors, exploiting the talent of Markl</text:p>
        </text:list-item>
        <text:list-item>
          <text:p text:style-name="P50">Move crates that block the road and use them as riser to reach objects placed on top of some columns through the power of Sophie to command objects</text:p>
        </text:list-item>
        <text:list-item>
          <text:p text:style-name="P5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100"><draw:text-box><text:p text:style-name="Picture"><draw:frame draw:style-name="fr19" draw:name="graphics1" text:anchor-type="as-char" svg:width="9.497cm" style:rel-width="100%" svg:height="7.729cm" style:rel-height="scale" draw:z-index="101"><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102"><draw:text-box><text:p text:style-name="Picture"><draw:frame draw:style-name="fr19" draw:name="graphics2" text:anchor-type="as-char" svg:width="9.497cm" style:rel-width="100%" svg:height="7.729cm" style:rel-height="scale" draw:z-index="103"><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3"><draw:text-box fo:min-height="7.999cm"><text:p text:style-name="Picture"><draw:frame draw:style-name="fr12" draw:name="Image50" text:anchor-type="as-char" svg:width="4.89cm" style:rel-width="100%" svg:height="7.999cm" style:rel-height="scale" draw:z-index="104"><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32">Puzzle prop.</text:p>
          </table:table-cell>
          <table:table-cell table:style-name="Table48.B1" office:value-type="string">
            <text:p text:style-name="P32">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42" text:outline-level="4">Levers puzzle</text:h>
      <table:table table:name="Table7" table:style-name="Table7">
        <table:table-column table:style-name="Table7.A"/>
        <table:table-column table:style-name="Table7.B"/>
        <table:table-row>
          <table:table-cell table:style-name="Table7.A1" office:value-type="string">
            <text:p text:style-name="P25">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765616037" text:style-name="L8">
              <text:list-item>
                <text:p text:style-name="P51">Library that goes up → number up.</text:p>
              </text:list-item>
              <text:list-item>
                <text:p text:style-name="P51">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105"><draw:text-box fo:min-height="18.494cm"><text:p text:style-name="Picture"><draw:frame draw:style-name="fr12" draw:name="Image17" text:anchor-type="as-char" svg:width="11.513cm" style:rel-width="100%" svg:height="18.494cm" style:rel-height="scale" draw:z-index="106"><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32">Puzzle prop.</text:p>
                </table:table-cell>
                <table:table-cell table:style-name="Table47.B1" office:value-type="string">
                  <text:p text:style-name="P32">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8"><draw:frame draw:style-name="fr10" draw:name="Frame18" text:anchor-type="as-char" svg:width="5.205cm" draw:z-index="107"><draw:text-box fo:min-height="6.006cm"><text:p text:style-name="P30"><draw:frame draw:style-name="fr18" draw:name="Image31" text:anchor-type="as-char" svg:width="4.9cm" svg:height="4.821cm" draw:z-index="108"><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38" text:outline-level="2">The sewers</text:h>
      <text:p text:style-name="P25">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9"><draw:text-box fo:min-height="11.488cm"><text:p text:style-name="Picture"><draw:frame draw:style-name="fr12" draw:name="Image9" text:anchor-type="as-char" svg:width="13.391cm" style:rel-width="100%" svg:height="11.488cm" style:rel-height="scale" draw:z-index="110"><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32">ID</text:p>
                </table:table-cell>
                <table:table-cell table:style-name="Table31.B1" office:value-type="string">
                  <text:p text:style-name="P32">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4" draw:name="Image74" text:anchor-type="as-char" svg:width="0.499cm" svg:height="0.499cm" draw:z-index="112"><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4" draw:name="Image71" text:anchor-type="as-char" svg:width="0.699cm" svg:height="0.699cm" draw:z-index="113"><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4" draw:name="Image72" text:anchor-type="as-char" svg:width="0.699cm" svg:height="0.699cm" draw:z-index="114"><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4" draw:name="Image73" text:anchor-type="as-char" svg:width="0.699cm" svg:height="0.699cm" draw:z-index="115"><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32">Room</text:p>
                </table:table-cell>
                <table:table-cell table:style-name="Table57.A1" office:value-type="string">
                  <text:p text:style-name="P32">Enemies</text:p>
                </table:table-cell>
                <table:table-cell table:style-name="Table57.C1" office:value-type="string">
                  <text:p text:style-name="P32">Damage to T.</text:p>
                </table:table-cell>
                <table:table-cell table:style-name="Table57.A1" office:value-type="string">
                  <text:p text:style-name="P32">Damage of T.</text:p>
                </table:table-cell>
                <table:table-cell table:style-name="Table57.C1" office:value-type="string">
                  <text:p text:style-name="P32">DPT (T., E.) / HP E.</text:p>
                </table:table-cell>
                <table:table-cell table:style-name="Table57.A1" office:value-type="string">
                  <text:p text:style-name="P32">DPT (E., T.) / HP T.</text:p>
                </table:table-cell>
                <table:table-cell table:style-name="Table57.C1" office:value-type="string">
                  <text:p text:style-name="P32">Difficulty</text:p>
                </table:table-cell>
                <table:table-cell table:style-name="Table57.C1" office:value-type="string">
                  <text:p text:style-name="P6">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ext:soft-page-break/>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7" draw:name="Image52" text:anchor-type="as-char" svg:width="0.499cm" svg:height="0.499cm" draw:z-index="72"><draw:image xlink:href="../../Resources/Levels/Radme/Cal/Blueprints/icone%20mappa/levaSU.png" xlink:type="simple" xlink:show="embed" xlink:actuate="onLoad" loext:mime-type="image/png"/></draw:frame>) and 1 down (<draw:frame draw:style-name="fr17" draw:name="Image53" text:anchor-type="as-char" svg:width="0.499cm" svg:height="0.499cm" draw:z-index="82"><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98"><draw:text-box fo:min-height="4.21cm"><text:p text:style-name="Picture"><draw:frame draw:style-name="fr12" draw:name="Image58" text:anchor-type="as-char" svg:width="14cm" style:rel-width="100%" svg:height="4.21cm" style:rel-height="scale" draw:z-index="111"><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32">Puzzle prop.</text:p>
                </table:table-cell>
                <table:table-cell table:style-name="Table42.B1" office:value-type="string">
                  <text:p text:style-name="P32">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6">Water Basins</text:p>
            </table:table-cell>
            <table:table-cell table:style-name="Tabella1.A1" office:value-type="string">
              <text:p text:style-name="P6">Max capacity</text:p>
            </table:table-cell>
            <table:table-cell table:style-name="Tabella1.A1" office:value-type="string">
              <text:p text:style-name="P6">Time</text:p>
            </table:table-cell>
            <table:table-cell table:style-name="Tabella1.D1" office:value-type="string">
              <text:p text:style-name="P6">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6">Levers</text:p>
          </table:table-cell>
          <table:table-cell table:style-name="Tabella2.A1" office:value-type="string">
            <text:p text:style-name="P6">Time</text:p>
          </table:table-cell>
          <table:table-cell table:style-name="Tabella2.C1" office:value-type="string">
            <text:p text:style-name="P6">State</text:p>
          </table:table-cell>
          <table:table-cell table:style-name="Tabella2.C1" office:value-type="string">
            <text:p text:style-name="P6">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727231337" text:style-name="L9">
              <text:list-item>
                <text:p text:style-name="P52">0 → 1:</text:p>
                <text:list>
                  <text:list-item>
                    <text:p text:style-name="P52">B0 = 1</text:p>
                  </text:list-item>
                  <text:list-item>
                    <text:p text:style-name="P52">B1 = 0</text:p>
                  </text:list-item>
                </text:list>
              </text:list-item>
              <text:list-item>
                <text:p text:style-name="P52">1 → 0:</text:p>
                <text:list>
                  <text:list-item>
                    <text:p text:style-name="P52">B0 = 0</text:p>
                  </text:list-item>
                  <text:list-item>
                    <text:p text:style-name="P52">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43525157" text:style-name="L10">
              <text:list-item>
                <text:p text:style-name="P53">0 → 1:</text:p>
                <text:list>
                  <text:list-item>
                    <text:p text:style-name="P53">B0 = B0 - 0.5</text:p>
                  </text:list-item>
                  <text:list-item>
                    <text:p text:style-name="P53">B1 = B1 + 0.5</text:p>
                  </text:list-item>
                </text:list>
              </text:list-item>
              <text:list-item>
                <text:p text:style-name="P53">1 → 0:</text:p>
                <text:list>
                  <text:list-item>
                    <text:p text:style-name="P53">B0 = + 0.5</text:p>
                  </text:list-item>
                  <text:list-item>
                    <text:p text:style-name="P53">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1809648473" text:style-name="L11">
              <text:list-item>
                <text:p text:style-name="P54">0 → 1:</text:p>
                <text:list>
                  <text:list-item>
                    <text:p text:style-name="P54">B0 = 0</text:p>
                  </text:list-item>
                  <text:list-item>
                    <text:p text:style-name="P54">B1 = 1</text:p>
                  </text:list-item>
                </text:list>
              </text:list-item>
              <text:list-item>
                <text:p text:style-name="P54">1 → 0:</text:p>
                <text:list>
                  <text:list-item>
                    <text:p text:style-name="P54">B0 = 1</text:p>
                  </text:list-item>
                  <text:list-item>
                    <text:p text:style-name="P54"><text:soft-page-break/>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20758306774050" text:continue-numbering="true" text:style-name="L11">
              <text:list-item>
                <text:p text:style-name="P54">0 → 1:</text:p>
                <text:list>
                  <text:list-item>
                    <text:p text:style-name="P54">B0 = B0 + 0.5</text:p>
                  </text:list-item>
                  <text:list-item>
                    <text:p text:style-name="P54">B1 = B1 – 0.5</text:p>
                  </text:list-item>
                </text:list>
              </text:list-item>
              <text:list-item>
                <text:p text:style-name="P54">1 → 0:</text:p>
                <text:list>
                  <text:list-item>
                    <text:p text:style-name="P54">B0 = B0 - 0.5</text:p>
                  </text:list-item>
                  <text:list-item>
                    <text:p text:style-name="P54">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6">Iteration</text:p>
            </table:table-cell>
            <table:table-cell table:style-name="Tabella3.A1" office:value-type="string">
              <text:p text:style-name="P6">Levers pull</text:p>
            </table:table-cell>
            <table:table-cell table:style-name="Tabella3.C1" office:value-type="string">
              <text:p text:style-name="P6">Lever’s pulled new state</text:p>
            </table:table-cell>
            <table:table-cell table:style-name="Tabella3.C1" office:value-type="string">
              <text:p text:style-name="P6">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2621648202" text:style-name="L12">
              <text:list-item>
                <text:p text:style-name="P55">B0 = B0 + 1 = 1 (can be crossed swimming)</text:p>
              </text:list-item>
              <text:list-item>
                <text:p text:style-name="P55">B1 = B1 – 1 = 0</text:p>
              </text:list-item>
              <text:list-item>
                <text:p text:style-name="P55">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3366191650" text:style-name="L13">
              <text:list-item>
                <text:p text:style-name="P56">B0 = B0 – 1 = 0</text:p>
              </text:list-item>
              <text:list-item>
                <text:p text:style-name="P56">B1 = B1 + 1 = 1 (can be crossed swimming)</text:p>
              </text:list-item>
              <text:list-item>
                <text:p text:style-name="P56">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956453523" text:style-name="L14">
              <text:list-item>
                <text:p text:style-name="P57">B0 = B0 + 0.5 = 0,5 </text:p>
              </text:list-item>
              <text:list-item>
                <text:p text:style-name="P57">B1 = B1 – 0,5 = 0,5</text:p>
              </text:list-item>
              <text:list-item>
                <text:p text:style-name="P57">Rope throw from floor where is L3 to floor where is L2(necessary to overcome the basins which is half full when he pull down the lever)</text:p>
              </text:list-item>
              <text:list-item>
                <text:p text:style-name="P57">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4085065278" text:style-name="L15">
              <text:list-item>
                <text:p text:style-name="P58">B0 = B0 + 0,5 = 1 (can be crossed swimming)</text:p>
              </text:list-item>
              <text:list-item>
                <text:p text:style-name="P58">B1 = B1 – 0,5 = 0</text:p>
              </text:list-item>
              <text:list-item>
                <text:p text:style-name="P58">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6"><draw:text-box fo:min-height="7.28cm"><text:p text:style-name="Picture"><draw:frame draw:style-name="fr12" draw:name="Image59" text:anchor-type="as-char" svg:width="10.749cm" style:rel-width="100%" svg:height="7.28cm" style:rel-height="scale" draw:z-index="117"><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32">Puzzle prop.</text:p>
                </table:table-cell>
                <table:table-cell table:style-name="Table44.B1" office:value-type="string">
                  <text:p text:style-name="P32">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6">Water Basins</text:p>
          </table:table-cell>
          <table:table-cell table:style-name="Tabella6.A1" office:value-type="string">
            <text:p text:style-name="P32">Max capacity</text:p>
          </table:table-cell>
          <table:table-cell table:style-name="Tabella6.C1" office:value-type="string">
            <text:p text:style-name="P6">Time</text:p>
          </table:table-cell>
          <table:table-cell table:style-name="Tabella6.C1" office:value-type="string">
            <text:p text:style-name="P6">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6">Levers</text:p>
            </table:table-cell>
            <table:table-cell table:style-name="Tabella5.A1" office:value-type="string">
              <text:p text:style-name="P6">Time</text:p>
            </table:table-cell>
            <table:table-cell table:style-name="Tabella5.C1" office:value-type="string">
              <text:p text:style-name="P6">State</text:p>
            </table:table-cell>
            <table:table-cell table:style-name="Tabella5.C1" office:value-type="string">
              <text:p text:style-name="P6">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20757348166739" text:continue-list="list3727231337" text:style-name="L9">
              <text:list-item>
                <text:p text:style-name="P52">0 → 1:</text:p>
                <text:list>
                  <text:list-item>
                    <text:p text:style-name="P52">B0 = 0</text:p>
                  </text:list-item>
                  <text:list-item>
                    <text:p text:style-name="P52">B1 = 0.5</text:p>
                  </text:list-item>
                  <text:list-item>
                    <text:p text:style-name="P52">B2 = 0.5</text:p>
                  </text:list-item>
                </text:list>
              </text:list-item>
              <text:list-item>
                <text:p text:style-name="P52">1 → 0:</text:p>
                <text:list>
                  <text:list-item>
                    <text:p text:style-name="P52">B0 = 1</text:p>
                  </text:list-item>
                  <text:list-item>
                    <text:p text:style-name="P52">B1 = 0</text:p>
                  </text:list-item>
                  <text:list-item>
                    <text:p text:style-name="P52">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684309405" text:style-name="L16">
              <text:list-item>
                <text:p text:style-name="P59">Without stick</text:p>
              </text:list-item>
              <text:list-item>
                <text:p text:style-name="P59">When the stick is rescue → state = 0</text:p>
              </text:list-item>
            </text:list>
          </table:table-cell>
          <table:table-cell table:style-name="Tabella5.C3" office:value-type="string">
            <text:list xml:id="list739574064" text:style-name="L17">
              <text:list-item>
                <text:p text:style-name="P60">0 → 1:</text:p>
                <text:list>
                  <text:list-item>
                    <text:p text:style-name="P60">B0 = 0</text:p>
                  </text:list-item>
                  <text:list-item>
                    <text:p text:style-name="P60">B1 = B1 + 0.5</text:p>
                  </text:list-item>
                  <text:list-item>
                    <text:p text:style-name="P60">B2 = B2 – 0.5</text:p>
                  </text:list-item>
                </text:list>
              </text:list-item>
              <text:list-item>
                <text:p text:style-name="P60">1 → 0:</text:p>
                <text:list>
                  <text:list-item>
                    <text:p text:style-name="P60">B0 = 0</text:p>
                  </text:list-item>
                  <text:list-item>
                    <text:p text:style-name="P60">B1 = B1 – 0.5</text:p>
                  </text:list-item>
                  <text:list-item>
                    <text:p text:style-name="P60">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4043676631" text:style-name="L18">
              <text:list-item>
                <text:p text:style-name="P61">0 → 1:</text:p>
                <text:list>
                  <text:list-item>
                    <text:p text:style-name="P61">Door closes</text:p>
                  </text:list-item>
                </text:list>
              </text:list-item>
              <text:list-item>
                <text:p text:style-name="P61">1 → 0:</text:p>
                <text:list>
                  <text:list-item>
                    <text:p text:style-name="P61">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6">Iteration</text:p>
            </table:table-cell>
            <table:table-cell table:style-name="Tabella4.A1" office:value-type="string">
              <text:p text:style-name="P6">Levers pull</text:p>
            </table:table-cell>
            <table:table-cell table:style-name="Tabella4.C1" office:value-type="string">
              <text:p text:style-name="P6">Lever’s pulled new state</text:p>
            </table:table-cell>
            <table:table-cell table:style-name="Tabella4.C1" office:value-type="string">
              <text:p text:style-name="P6">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3753412151" text:style-name="L19">
              <text:list-item>
                <text:p text:style-name="P62">B0 = B0 – 1 = 0</text:p>
              </text:list-item>
              <text:list-item>
                <text:p text:style-name="P62"><text:soft-page-break/>B1 = B1 + 0, 5 =0.5</text:p>
              </text:list-item>
              <text:list-item>
                <text:p text:style-name="P62">B2 =B2 + 0.5 = 0, 5</text:p>
              </text:list-item>
              <text:list-item>
                <text:p text:style-name="P62">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119692856" text:style-name="L20">
              <text:list-item>
                <text:p text:style-name="P63">B0 = 0</text:p>
              </text:list-item>
              <text:list-item>
                <text:p text:style-name="P63">B1 = B1 + 0.5 = 1 (can be crossed swimming)</text:p>
              </text:list-item>
              <text:list-item>
                <text:p text:style-name="P63">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102337722" text:style-name="L21">
              <text:list-item>
                <text:p text:style-name="P64">Door opens</text:p>
              </text:list-item>
              <text:list-item>
                <text:p text:style-name="P64">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2340363220" text:style-name="L22">
              <text:list-item>
                <text:p text:style-name="P65">B0 = 0</text:p>
              </text:list-item>
              <text:list-item>
                <text:p text:style-name="P65">B1 = B1 – 0.5 = 0</text:p>
              </text:list-item>
              <text:list-item>
                <text:p text:style-name="P65">B2 = B2 + 0.5 = 1 (can be crossed swimming)</text:p>
              </text:list-item>
              <text:list-item>
                <text:p text:style-name="P65">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57"><draw:text-box fo:min-height="11.381cm"><text:p text:style-name="Picture"><draw:frame draw:style-name="fr12" draw:name="Image60" text:anchor-type="as-char" svg:width="9.952cm" style:rel-width="100%" svg:height="11.381cm" style:rel-height="scale" draw:z-index="63"><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32">Puzzle prop.</text:p>
                </table:table-cell>
                <table:table-cell table:style-name="Table46.B1" office:value-type="string">
                  <text:p text:style-name="P32">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6">Water Basins</text:p>
          </table:table-cell>
          <table:table-cell table:style-name="Tabella8.A1" office:value-type="string">
            <text:p text:style-name="P32">Max capacity</text:p>
          </table:table-cell>
          <table:table-cell table:style-name="Tabella8.C1" office:value-type="string">
            <text:p text:style-name="P6">Time</text:p>
          </table:table-cell>
          <table:table-cell table:style-name="Tabella8.C1" office:value-type="string">
            <text:p text:style-name="P6">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6">Levers</text:p>
            </table:table-cell>
            <table:table-cell table:style-name="Tabella7.A1" office:value-type="string">
              <text:p text:style-name="P6">Time</text:p>
            </table:table-cell>
            <table:table-cell table:style-name="Tabella7.C1" office:value-type="string">
              <text:p text:style-name="P6">State</text:p>
            </table:table-cell>
            <table:table-cell table:style-name="Tabella7.C1" office:value-type="string">
              <text:p text:style-name="P6">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20758397257286" text:continue-list="list220757348166739" text:style-name="L9">
              <text:list-item>
                <text:p text:style-name="P52">0 → 1:</text:p>
                <text:list>
                  <text:list-item>
                    <text:p text:style-name="P52">B0 = B0 + 1,5 </text:p>
                  </text:list-item>
                  <text:list-item>
                    <text:p text:style-name="P52">B1 = 0</text:p>
                  </text:list-item>
                  <text:list-item>
                    <text:p text:style-name="P52">B2 = B2 – 1,5 </text:p>
                  </text:list-item>
                </text:list>
              </text:list-item>
              <text:list-item>
                <text:p text:style-name="P52">1 → 0:</text:p>
                <text:list>
                  <text:list-item>
                    <text:p text:style-name="P52">B0 = B0 – 1,5 </text:p>
                  </text:list-item>
                  <text:list-item>
                    <text:p text:style-name="P52">B1 = 0</text:p>
                  </text:list-item>
                  <text:list-item>
                    <text:p text:style-name="P52">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2963334702" text:style-name="L23">
              <text:list-item>
                <text:p text:style-name="P66">0 → 1:</text:p>
                <text:list>
                  <text:list-item>
                    <text:p text:style-name="P66">B0 = B0 – 1 </text:p>
                  </text:list-item>
                  <text:list-item>
                    <text:p text:style-name="P66">B1 = B1 + 0.5 </text:p>
                  </text:list-item>
                  <text:list-item>
                    <text:p text:style-name="P66">B2 = B2 + 0.5 </text:p>
                  </text:list-item>
                </text:list>
              </text:list-item>
              <text:list-item>
                <text:p text:style-name="P66">1 → 0:</text:p>
                <text:list>
                  <text:list-item>
                    <text:p text:style-name="P66">B0 = B0 + 1 </text:p>
                  </text:list-item>
                  <text:list-item>
                    <text:p text:style-name="P66">B1 = B1 – 0.5 </text:p>
                  </text:list-item>
                  <text:list-item>
                    <text:p text:style-name="P66">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6">Iteration</text:p>
          </table:table-cell>
          <table:table-cell table:style-name="Tabella10.A1" office:value-type="string">
            <text:p text:style-name="P6">Levers pull</text:p>
          </table:table-cell>
          <table:table-cell table:style-name="Tabella10.C1" office:value-type="string">
            <text:p text:style-name="P6">Lever’s pulled new state</text:p>
          </table:table-cell>
          <table:table-cell table:style-name="Tabella10.C1" office:value-type="string">
            <text:p text:style-name="P6">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1050520139" text:style-name="L24">
              <text:list-item>
                <text:p text:style-name="P67">B0 = B0 + 1,5 = 1,5 (can be crossed swimming)</text:p>
              </text:list-item>
              <text:list-item>
                <text:p text:style-name="P67">B1 = 0</text:p>
              </text:list-item>
              <text:list-item>
                <text:p text:style-name="P67">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672145297" text:style-name="L25">
              <text:list-item>
                <text:p text:style-name="P68">B0 = B0 – 1 = 0,5</text:p>
              </text:list-item>
              <text:list-item>
                <text:p text:style-name="P68">B1 = 0.5 (can be crossed swimming)</text:p>
              </text:list-item>
              <text:list-item>
                <text:p text:style-name="P68">B2 = B2 + 0,5 = 1</text:p>
              </text:list-item>
              <text:list-item>
                <text:p text:style-name="P68">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153596066" text:style-name="L26">
              <text:list-item>
                <text:p text:style-name="P69">B0 = B0 – 0,5 = 0 </text:p>
              </text:list-item>
              <text:list-item>
                <text:p text:style-name="P69">B1 = 0,5 </text:p>
              </text:list-item>
              <text:list-item>
                <text:p text:style-name="P69">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220756911195766" text:continue-numbering="true" text:style-name="L26">
              <text:list-item>
                <text:p text:style-name="P69">B0 = B0 + 1,5 = 1,5 (can be crossed swimming)</text:p>
              </text:list-item>
              <text:list-item>
                <text:p text:style-name="P69">B1 = 0,5 </text:p>
              </text:list-item>
              <text:list-item>
                <text:p text:style-name="P69">B2 = B2 - 1,5 = 0</text:p>
              </text:list-item>
              <text:list-item>
                <text:p text:style-name="P69">The team could reach B2's ground throw down the rope near the edge. </text:p>
              </text:list-item>
            </text:list>
          </table:table-cell>
        </table:table-row>
      </table:table>
      <text:p text:style-name="Text_20_body"/>
      <text:h text:style-name="P38"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8"><draw:text-box fo:min-height="11.689cm"><text:p text:style-name="Picture"><draw:frame draw:style-name="fr12"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10"><draw:text-box fo:min-height="12.76cm"><text:p text:style-name="Picture"><draw:frame draw:style-name="fr12" draw:name="Image47" text:anchor-type="as-char" svg:width="5.997cm" style:rel-width="100%" svg:height="12.539cm" style:rel-height="scale" draw:z-index="46"><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25"/>
          </table:table-cell>
          <table:covered-table-cell/>
        </table:table-row>
        <text:soft-page-break/>
        <table:table-row>
          <table:table-cell table:style-name="Table9.A1" office:value-type="string">
            <text:p text:style-name="Table_20_Contents"><draw:frame draw:style-name="fr3" draw:name="Frame11" text:anchor-type="as-char" svg:width="13.601cm" draw:z-index="11"><draw:text-box fo:min-height="15.48cm"><text:p text:style-name="Picture"><draw:frame draw:style-name="fr12" draw:name="Image6" text:anchor-type="as-char" svg:width="13.301cm" style:rel-width="100%" svg:height="14.289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32">ID</text:p>
                  </table:table-cell>
                  <table:table-cell table:style-name="Table10.B1" office:value-type="string">
                    <text:p text:style-name="P32">Description</text:p>
                  </table:table-cell>
                </table:table-row>
              </table:table-header-rows>
              <table:table-row>
                <table:table-cell table:style-name="Table10.A2" office:value-type="string">
                  <text:p text:style-name="P3"><draw:frame draw:style-name="fr14" draw:name="Image39" text:anchor-type="as-char" svg:width="0.4cm" svg:height="0.49cm" draw:z-index="1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4" draw:name="Image40" text:anchor-type="as-char" svg:width="0.4cm" svg:height="0.49cm" draw:z-index="14"><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4" draw:name="immagini1" text:anchor-type="as-char" svg:width="0.4cm" svg:height="0.49cm" draw:z-index="15"><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32"/>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32"><text:soft-page-break/>Room</text:p>
                  </table:table-cell>
                  <table:table-cell table:style-name="Table59.A1" office:value-type="string">
                    <text:p text:style-name="P32">Enemies</text:p>
                  </table:table-cell>
                  <table:table-cell table:style-name="Table59.C1" office:value-type="string">
                    <text:p text:style-name="P32">Damage to <text:span text:style-name="T7">T.</text:span></text:p>
                  </table:table-cell>
                  <table:table-cell table:style-name="Table59.A1" office:value-type="string">
                    <text:p text:style-name="P32">Damage of <text:span text:style-name="T7">T.</text:span></text:p>
                  </table:table-cell>
                  <table:table-cell table:style-name="Table59.C1" office:value-type="string">
                    <text:p text:style-name="P32">DPT (<text:span text:style-name="T7">T., E.</text:span>) / HP <text:span text:style-name="T7">E.</text:span></text:p>
                  </table:table-cell>
                  <table:table-cell table:style-name="Table59.A1" office:value-type="string">
                    <text:p text:style-name="P32">DPT (<text:span text:style-name="T7">E., T.</text:span>) / HP <text:span text:style-name="T7">T.</text:span></text:p>
                  </table:table-cell>
                  <table:table-cell table:style-name="Table59.C1" office:value-type="string">
                    <text:p text:style-name="P32">Difficulty</text:p>
                  </table:table-cell>
                  <table:table-cell table:style-name="Table59.C1" office:value-type="string">
                    <text:p text:style-name="P7">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5">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5">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5">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5">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5">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5">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5">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5">1.921</text:p>
                </table:table-cell>
              </table:table-row>
            </table:table>
            <text:p text:style-name="Table_20_Contents"/>
          </table:table-cell>
          <table:covered-table-cell/>
        </table:table-row>
      </table:table>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6"><draw:text-box fo:min-height="12.448cm"><text:p text:style-name="Picture"><draw:frame draw:style-name="fr12" draw:name="Image57" text:anchor-type="as-char" svg:width="14cm" style:rel-width="100%" svg:height="12.448cm" style:rel-height="scale" draw:z-index="17"><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32">Puzzle prop.</text:p>
                  </table:table-cell>
                  <table:table-cell table:style-name="Table40.B1" office:value-type="string">
                    <text:p text:style-name="P32">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36" text:outline-level="3">The prisons of the castle</text:h>
      <table:table table:name="Table4" table:style-name="Table4">
        <table:table-column table:style-name="Table4.A"/>
        <table:table-column table:style-name="Table4.B"/>
        <table:table-row>
          <table:table-cell table:style-name="Table4.A1" office:value-type="string">
            <text:p text:style-name="P25">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8"><draw:text-box fo:min-height="22.059cm"><text:p text:style-name="Picture"><draw:frame draw:style-name="fr12" draw:name="Image4" text:anchor-type="as-char" svg:width="7.001cm" style:rel-width="100%" svg:height="22.059cm" style:rel-height="scale" draw:z-index="19"><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16" draw:name="Image78" text:anchor-type="as-char" svg:width="13.391cm" svg:height="11.737cm" draw:z-index="21"><draw:image xlink:href="../../Resources/Levels/Radme/Cal/Blueprints/Castle/Prison/Prison%20internal.png" xlink:type="simple" xlink:show="embed" xlink:actuate="onLoad" draw:filter-name="&lt;All formats&gt;"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32">ID</text:p>
                      </table:table-cell>
                      <table:table-cell table:style-name="Table62.B1" office:value-type="string">
                        <text:p text:style-name="P32">Description</text:p>
                      </table:table-cell>
                    </table:table-row>
                    <table:table-row>
                      <table:table-cell table:style-name="Table62.A2" office:value-type="string">
                        <text:p text:style-name="P3"><draw:frame draw:style-name="fr14" draw:name="Image28" text:anchor-type="as-char" svg:width="0.4cm" svg:height="0.49cm" draw:z-index="23"><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4" draw:name="Image77" text:anchor-type="as-char" svg:width="0.7cm" svg:height="0.55cm" draw:z-index="24"><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32">Room</text:p>
                </table:table-cell>
                <table:table-cell table:style-name="Table58.A1" office:value-type="string">
                  <text:p text:style-name="P32">Enemies</text:p>
                </table:table-cell>
                <table:table-cell table:style-name="Table58.C1" office:value-type="string">
                  <text:p text:style-name="P32">Damage to T.</text:p>
                </table:table-cell>
                <table:table-cell table:style-name="Table58.A1" office:value-type="string">
                  <text:p text:style-name="P32">Damage of T.</text:p>
                </table:table-cell>
                <table:table-cell table:style-name="Table58.C1" office:value-type="string">
                  <text:p text:style-name="P32">DPT (T., E.) / HP E.</text:p>
                </table:table-cell>
                <table:table-cell table:style-name="Table58.A1" office:value-type="string">
                  <text:p text:style-name="P32">DPT (E., T.) / HP T.</text:p>
                </table:table-cell>
                <table:table-cell table:style-name="Table58.C1" office:value-type="string">
                  <text:p text:style-name="P32">Difficulty</text:p>
                </table:table-cell>
                <table:table-cell table:style-name="Table58.C1" office:value-type="string">
                  <text:p text:style-name="P6">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2T22:07:51.637000000</dc:date>
    <meta:editing-duration>P1DT8H31M7S</meta:editing-duration>
    <meta:editing-cycles>774</meta:editing-cycles>
    <meta:generator>LibreOffice/6.1.2.1$Windows_X86_64 LibreOffice_project/65905a128db06ba48db947242809d14d3f9a93fe</meta:generator>
    <dc:creator>Michele Maione</dc:creator>
    <meta:document-statistic meta:table-count="72" meta:image-count="79" meta:object-count="0" meta:page-count="37" meta:paragraph-count="1101" meta:word-count="7256" meta:character-count="37041" meta:non-whitespace-character-count="30901"/>
    <meta:template xlink:type="simple" xlink:actuate="onRequest" xlink:title="" xlink:href="../MasterGameDesignDocument.odm" meta:date="2018-12-28T17:59:39.040000000"/>
  </office:meta>
</office:document-meta>
</file>